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57f8e"/>
    </style:style>
    <style:style style:name="T1" style:family="text">
      <style:text-properties officeooo:rsid="00057f8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line-break/>Solicitud de Anulación de Anteproyecto Fin de Carrera<text:line-break/><text:line-break/><text:line-break/>D. Rubén Pérez Pascual con DNI 71228406-M , siendo alumno de 5º Curso de la Escuela Superior de Informática de Ciudad Real,<text:line-break/><text:line-break/>EXPONE:<text:line-break/><text:line-break/>Que solicitó y recibió la aprobación en 2013 del Anteproyecto Fin de Carrera titulado "SOIMER. Sistema de Optimización Inteligente de Métodos de Rendering", dirigido por Carlos González Morcillo.<text:line-break/><text:line-break/>Que desde Enero de 2014 ha sido contratado como Becario por la Empresa Deimos Space en Puertollano para realizar labores de I+D en el seno del proyecto Europeo F<text:span text:style-name="T1">ed</text:span>4FIRE.<text:line-break/><text:line-break/>SOLICITA:<text:line-break/><text:line-break/>La anulación del Anteproyecto anteriormente citado y la aceptación de la presente propuesta de Anteproyecto "Geo-Cloud: Modelling and Implementation of the Geo-Cloud Experiment for the Fed4FIRE European Project" que sustituya a la anterior.<text:line-break/><text:line-break/>Dado que el trabajo de desarrollo y documentación en el seno del proyecto Fed4FIRE se realizará en lengua inglesa, <text:span text:style-name="T1">se </text:span>solicita la presentación de la documentación del Proyecto Fin de Carrera en Inglés, aunque la defensa del mismo se realizará en español.<text:line-break/><text:line-break/>Y para que así conste, y surta los efectos oportunos firma la presente solicitud.</text:p>
      <text:p text:style-name="P1"><text:s/></text:p>
      <text:p text:style-name="P1"><text:span text:style-name="T1">E</text:span>n Ciudad Real a <text:span text:style-name="T1">11</text:span> de Marzo de 2014,<text:line-break/><text:line-break/><text:line-break/><text:tab/><text:tab/><text:tab/><text:tab/><text:tab/><text:tab/><text:tab/><text:tab/><text:tab/><text:tab/>Fdo: Rubén Pérez Pascua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uben </meta:initial-creator>
    <meta:creation-date>2014-03-11T22:30:06</meta:creation-date>
    <dc:date>2014-03-11T22:34:17</dc:date>
    <dc:creator>Ruben </dc:creator>
    <meta:editing-duration>P0D</meta:editing-duration>
    <meta:editing-cycles>1</meta:editing-cycles>
    <meta:document-statistic meta:table-count="0" meta:image-count="0" meta:object-count="0" meta:page-count="1" meta:paragraph-count="3" meta:word-count="191" meta:character-count="1224" meta:non-whitespace-character-count="1012"/>
    <meta:generator>LibreOffice/4.0.2.2$Linux_X86_64 LibreOffice_project/400m0$Build-2</meta:generator>
  </office:meta>
</office:document-meta>
</file>